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855cm" svg:height="15.299cm" svg:x="11.399cm" svg:y="2.019cm">
            <draw:object draw:notify-on-update-of-ranges="Sheet1.A1:Sheet1.A1 Sheet1.A2:Sheet1.A55 Sheet1.B1:Sheet1.B1 Sheet1.B2:Sheet1.B55 Sheet1.C1:Sheet1.C1 Sheet1.C2:Sheet1.C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eaths</text:p>
          </table:table-cell>
        </table:table-row>
        <table:table-row table:style-name="ro1">
          <table:table-cell office:value-type="string" calcext:value-type="string">
            <text:p>3/5/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6/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7/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8/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9/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0/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1/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2/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3/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4/2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5/2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6/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7/2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8/2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9/2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0/2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1/20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2/20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3/2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4/2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5/20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/26/20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/27/20</text:p>
          </table:table-cell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28/20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29/20</text:p>
          </table:table-cell>
          <table:table-cell office:value-type="float" office:value="1534" calcext:value-type="float">
            <text:p>15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30/20</text:p>
          </table:table-cell>
          <table:table-cell office:value-type="float" office:value="1836" calcext:value-type="float">
            <text:p>18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/31/20</text:p>
          </table:table-cell>
          <table:table-cell office:value-type="float" office:value="2337" calcext:value-type="float">
            <text:p>23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/1/20</text:p>
          </table:table-cell>
          <table:table-cell office:value-type="float" office:value="2777" calcext:value-type="float">
            <text:p>2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/2/20</text:p>
          </table:table-cell>
          <table:table-cell office:value-type="float" office:value="3548" calcext:value-type="float">
            <text:p>3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/3/20</text:p>
          </table:table-cell>
          <table:table-cell office:value-type="float" office:value="4149" calcext:value-type="float">
            <text:p>41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/4/20</text:p>
          </table:table-cell>
          <table:table-cell office:value-type="float" office:value="4731" calcext:value-type="float">
            <text:p>4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/5/20</text:p>
          </table:table-cell>
          <table:table-cell office:value-type="float" office:value="5389" calcext:value-type="float">
            <text:p>53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4/6/20</text:p>
          </table:table-cell>
          <table:table-cell office:value-type="float" office:value="6343" calcext:value-type="float">
            <text:p>63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4/7/20</text:p>
          </table:table-cell>
          <table:table-cell office:value-type="float" office:value="7497" calcext:value-type="float">
            <text:p>74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/8/20</text:p>
          </table:table-cell>
          <table:table-cell office:value-type="float" office:value="8672" calcext:value-type="float">
            <text:p>86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/9/20</text:p>
          </table:table-cell>
          <table:table-cell office:value-type="float" office:value="10131" calcext:value-type="float">
            <text:p>101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4/10/20</text:p>
          </table:table-cell>
          <table:table-cell office:value-type="float" office:value="11917" calcext:value-type="float">
            <text:p>119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/11/20</text:p>
          </table:table-cell>
          <table:table-cell office:value-type="float" office:value="13584" calcext:value-type="float">
            <text:p>1358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/12/20</text:p>
          </table:table-cell>
          <table:table-cell office:value-type="float" office:value="15770" calcext:value-type="float">
            <text:p>157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4/13/20</text:p>
          </table:table-cell>
          <table:table-cell office:value-type="float" office:value="18328" calcext:value-type="float">
            <text:p>1832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4/14/20</text:p>
          </table:table-cell>
          <table:table-cell office:value-type="float" office:value="21102" calcext:value-type="float">
            <text:p>2110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4/15/20</text:p>
          </table:table-cell>
          <table:table-cell office:value-type="float" office:value="24490" calcext:value-type="float">
            <text:p>244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4/16/20</text:p>
          </table:table-cell>
          <table:table-cell office:value-type="float" office:value="27938" calcext:value-type="float">
            <text:p>2793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4/17/20</text:p>
          </table:table-cell>
          <table:table-cell office:value-type="float" office:value="32008" calcext:value-type="float">
            <text:p>3200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4/18/20</text:p>
          </table:table-cell>
          <table:table-cell office:value-type="float" office:value="36793" calcext:value-type="float">
            <text:p>3679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4/19/20</text:p>
          </table:table-cell>
          <table:table-cell office:value-type="float" office:value="42853" calcext:value-type="float">
            <text:p>4285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4/20/20</text:p>
          </table:table-cell>
          <table:table-cell office:value-type="float" office:value="47121" calcext:value-type="float">
            <text:p>4712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4/21/20</text:p>
          </table:table-cell>
          <table:table-cell office:value-type="float" office:value="52763" calcext:value-type="float">
            <text:p>5276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4/22/20</text:p>
          </table:table-cell>
          <table:table-cell office:value-type="float" office:value="57999" calcext:value-type="float">
            <text:p>5799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4/23/20</text:p>
          </table:table-cell>
          <table:table-cell office:value-type="float" office:value="62773" calcext:value-type="float">
            <text:p>6277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4/24/20</text:p>
          </table:table-cell>
          <table:table-cell office:value-type="float" office:value="68622" calcext:value-type="float">
            <text:p>6862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4/25/20</text:p>
          </table:table-cell>
          <table:table-cell office:value-type="float" office:value="74588" calcext:value-type="float">
            <text:p>7458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4/26/20</text:p>
          </table:table-cell>
          <table:table-cell office:value-type="float" office:value="80949" calcext:value-type="float">
            <text:p>8094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4/27/20</text:p>
          </table:table-cell>
          <table:table-cell office:value-type="float" office:value="87147" calcext:value-type="float">
            <text:p>87147</text:p>
          </table:table-cell>
          <table:table-cell office:value-type="float" office:value="794" calcext:value-type="float">
            <text:p>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2:25:37.784000000</meta:creation-date>
    <dc:date>2020-04-28T12:32:36.649000000</dc:date>
    <meta:editing-duration>PT6M59S</meta:editing-duration>
    <meta:editing-cycles>1</meta:editing-cycles>
    <meta:document-statistic meta:table-count="1" meta:cell-count="16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56cm" svg:height="15.3cm" xlink:href=".." xlink:type="simple" chart:class="chart:bar" chart:style-name="ch1">
        <chart:legend chart:legend-position="end" svg:x="27.016cm" svg:y="7.102cm" style:legend-expansion="high" chart:style-name="ch2"/>
        <chart:plot-area chart:style-name="ch3" table:cell-range-address="Sheet1.A1:Sheet1.C55" chart:data-source-has-labels="both" svg:x="0.577cm" svg:y="0.306cm" svg:width="25.862cm" svg:height="14.688cm">
          <chartooo:coordinate-region svg:x="1.939cm" svg:y="0.306cm" svg:width="24.5cm" svg:height="13.153cm"/>
          <chart:axis chart:dimension="x" chart:name="primary-x" chart:style-name="ch4" chartooo:axis-type="auto">
            <chartooo:date-scale/>
            <chart:categories table:cell-range-address="Sheet1.A2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5" chart:label-cell-address="Sheet1.B1:Sheet1.B1" chart:class="chart:bar">
            <chart:data-point chart:repeated="54"/>
          </chart:series>
          <chart:series chart:style-name="ch8" chart:values-cell-range-address="Sheet1.C2:Sheet1.C55" chart:label-cell-address="Sheet1.C1:Sheet1.C1" chart:class="chart:ba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</text:p>
                <draw:g>
                  <svg:desc>Sheet1.B1:Sheet1.B1</svg:desc>
                </draw:g>
              </table:table-cell>
              <table:table-cell office:value-type="string">
                <text:p>Death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/5/20</text:p>
                <draw:g>
                  <svg:desc>Sheet1.A2:Sheet1.A55</svg:desc>
                </draw:g>
              </table:table-cell>
              <table:table-cell office:value-type="float" office:value="4">
                <text:p>4</text:p>
                <draw:g>
                  <svg:desc>Sheet1.B2:Sheet1.B55</svg:desc>
                </draw:g>
              </table:table-cell>
              <table:table-cell office:value-type="float" office:value="0">
                <text:p>0</text:p>
                <draw:g>
                  <svg:desc>Sheet1.C2:Sheet1.C55</svg:desc>
                </draw:g>
              </table:table-cell>
            </table:table-row>
            <table:table-row>
              <table:table-cell office:value-type="string">
                <text:p>3/6/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7/2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8/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9/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0/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1/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2/2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3/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4/2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5/2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6/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7/2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8/2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/19/2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0/20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1/20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2/20</text:p>
              </table:table-cell>
              <table:table-cell office:value-type="float" office:value="367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3/20</text:p>
              </table:table-cell>
              <table:table-cell office:value-type="float" office:value="438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4/20</text:p>
              </table:table-cell>
              <table:table-cell office:value-type="float" office:value="495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/25/20</text:p>
              </table:table-cell>
              <table:table-cell office:value-type="float" office:value="658">
                <text:p>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/26/20</text:p>
              </table:table-cell>
              <table:table-cell office:value-type="float" office:value="840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/27/20</text:p>
              </table:table-cell>
              <table:table-cell office:value-type="float" office:value="1036">
                <text:p>1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/28/20</text:p>
              </table:table-cell>
              <table:table-cell office:value-type="float" office:value="1264">
                <text:p>1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/29/20</text:p>
              </table:table-cell>
              <table:table-cell office:value-type="float" office:value="1534">
                <text:p>15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/30/20</text:p>
              </table:table-cell>
              <table:table-cell office:value-type="float" office:value="1836">
                <text:p>18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/31/20</text:p>
              </table:table-cell>
              <table:table-cell office:value-type="float" office:value="2337">
                <text:p>23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/1/20</text:p>
              </table:table-cell>
              <table:table-cell office:value-type="float" office:value="2777">
                <text:p>27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/2/20</text:p>
              </table:table-cell>
              <table:table-cell office:value-type="float" office:value="3548">
                <text:p>35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/3/20</text:p>
              </table:table-cell>
              <table:table-cell office:value-type="float" office:value="4149">
                <text:p>41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/4/20</text:p>
              </table:table-cell>
              <table:table-cell office:value-type="float" office:value="4731">
                <text:p>47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/5/20</text:p>
              </table:table-cell>
              <table:table-cell office:value-type="float" office:value="5389">
                <text:p>5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/6/20</text:p>
              </table:table-cell>
              <table:table-cell office:value-type="float" office:value="6343">
                <text:p>63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/7/20</text:p>
              </table:table-cell>
              <table:table-cell office:value-type="float" office:value="7497">
                <text:p>74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/8/20</text:p>
              </table:table-cell>
              <table:table-cell office:value-type="float" office:value="8672">
                <text:p>86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/9/20</text:p>
              </table:table-cell>
              <table:table-cell office:value-type="float" office:value="10131">
                <text:p>101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/10/20</text:p>
              </table:table-cell>
              <table:table-cell office:value-type="float" office:value="11917">
                <text:p>119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/11/20</text:p>
              </table:table-cell>
              <table:table-cell office:value-type="float" office:value="13584">
                <text:p>135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/12/20</text:p>
              </table:table-cell>
              <table:table-cell office:value-type="float" office:value="15770">
                <text:p>157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/13/20</text:p>
              </table:table-cell>
              <table:table-cell office:value-type="float" office:value="18328">
                <text:p>183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/14/20</text:p>
              </table:table-cell>
              <table:table-cell office:value-type="float" office:value="21102">
                <text:p>211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/15/20</text:p>
              </table:table-cell>
              <table:table-cell office:value-type="float" office:value="24490">
                <text:p>244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/16/20</text:p>
              </table:table-cell>
              <table:table-cell office:value-type="float" office:value="27938">
                <text:p>279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/17/20</text:p>
              </table:table-cell>
              <table:table-cell office:value-type="float" office:value="32008">
                <text:p>320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/18/20</text:p>
              </table:table-cell>
              <table:table-cell office:value-type="float" office:value="36793">
                <text:p>367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/19/20</text:p>
              </table:table-cell>
              <table:table-cell office:value-type="float" office:value="42853">
                <text:p>4285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/20/20</text:p>
              </table:table-cell>
              <table:table-cell office:value-type="float" office:value="47121">
                <text:p>4712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/21/20</text:p>
              </table:table-cell>
              <table:table-cell office:value-type="float" office:value="52763">
                <text:p>527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/22/20</text:p>
              </table:table-cell>
              <table:table-cell office:value-type="float" office:value="57999">
                <text:p>579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/23/20</text:p>
              </table:table-cell>
              <table:table-cell office:value-type="float" office:value="62773">
                <text:p>6277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/24/20</text:p>
              </table:table-cell>
              <table:table-cell office:value-type="float" office:value="68622">
                <text:p>6862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/25/20</text:p>
              </table:table-cell>
              <table:table-cell office:value-type="float" office:value="74588">
                <text:p>7458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/26/20</text:p>
              </table:table-cell>
              <table:table-cell office:value-type="float" office:value="80949">
                <text:p>8094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/27/20</text:p>
              </table:table-cell>
              <table:table-cell office:value-type="float" office:value="87147">
                <text:p>87147</text:p>
              </table:table-cell>
              <table:table-cell office:value-type="float" office:value="794">
                <text:p>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